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3744CEBE52B1A98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1" svg:font-family="Tahoma" style:font-family-generic="swiss" style:font-pitch="variable"/>
    <style:font-face style:name="Arial Unicode MS1" svg:font-family="'Arial Unicode MS'" style:font-family-generic="system" style:font-pitch="variable"/>
    <style:font-face style:name="Tahoma2"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Standard">
      <style:paragraph-properties fo:break-before="page"/>
    </style:style>
    <style:style style:name="P11"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Footnote">
      <style:text-properties officeooo:rsid="000f3874" officeooo:paragraph-rsid="000f3874"/>
    </style:style>
    <style:style style:name="P1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6" style:family="paragraph" style:parent-style-name="Heading_20_1" style:master-page-name="First_20_Page">
      <style:paragraph-properties style:page-number="auto"/>
    </style:style>
    <style:style style:name="P17" style:family="paragraph" style:parent-style-name="Heading_20_2">
      <style:text-properties officeooo:rsid="000f3874" officeooo:paragraph-rsid="000f3874"/>
    </style:style>
    <style:style style:name="P18" style:family="paragraph" style:parent-style-name="Heading_20_3">
      <style:text-properties officeooo:rsid="0010838c" officeooo:paragraph-rsid="0010838c"/>
    </style:style>
    <style:style style:name="P19" style:family="paragraph" style:parent-style-name="Heading_20_3">
      <style:text-properties officeooo:rsid="0011695f" officeooo:paragraph-rsid="0011695f"/>
    </style:style>
    <style:style style:name="P20" style:family="paragraph" style:parent-style-name="Standard" style:list-style-name="L1"/>
    <style:style style:name="P21" style:family="paragraph" style:parent-style-name="Standard">
      <style:text-properties officeooo:rsid="000e81da" officeooo:paragraph-rsid="000f3874"/>
    </style:style>
    <style:style style:name="P22" style:family="paragraph" style:parent-style-name="Standard">
      <style:text-properties officeooo:rsid="000f3874" officeooo:paragraph-rsid="000f3874"/>
    </style:style>
    <style:style style:name="P23" style:family="paragraph" style:parent-style-name="Standard">
      <style:text-properties officeooo:rsid="000f5157" officeooo:paragraph-rsid="000f5157"/>
    </style:style>
    <style:style style:name="P24" style:family="paragraph" style:parent-style-name="Standard">
      <style:text-properties style:use-window-font-color="true" loext:opacity="0%" style:font-name="Times New Roman" fo:font-size="12pt" fo:language="en" fo:country="US" fo:font-weight="normal" officeooo:rsid="000f5157" officeooo:paragraph-rsid="000f5157" style:font-name-asian="Times New Roman" style:font-size-asian="12pt" style:font-weight-asian="normal" style:font-name-complex="Times New Roman" style:font-size-complex="12pt" style:language-complex="ar" style:country-complex="SA" style:font-weight-complex="normal"/>
    </style:style>
    <style:style style:name="P25" style:family="paragraph" style:parent-style-name="Standard" style:list-style-name="L2">
      <style:text-properties style:use-window-font-color="true" loext:opacity="0%" style:font-name="Times New Roman" fo:font-size="12pt" fo:language="en" fo:country="US" fo:font-weight="normal" officeooo:rsid="000f5157" officeooo:paragraph-rsid="000f5157" style:font-name-asian="Times New Roman" style:font-size-asian="12pt" style:font-weight-asian="normal" style:font-name-complex="Times New Roman" style:font-size-complex="12pt" style:language-complex="ar" style:country-complex="SA" style:font-weight-complex="normal"/>
    </style:style>
    <style:style style:name="P26" style:family="paragraph" style:parent-style-name="Standard" style:list-style-name="L2">
      <style:text-properties style:use-window-font-color="true" loext:opacity="0%" style:font-name="Times New Roman" fo:font-size="12pt" fo:language="en" fo:country="US" fo:font-weight="normal" officeooo:rsid="0010838c" officeooo:paragraph-rsid="0010838c" style:font-name-asian="Times New Roman" style:font-size-asian="12pt" style:font-weight-asian="normal" style:font-name-complex="Times New Roman" style:font-size-complex="12pt" style:language-complex="ar" style:country-complex="SA" style:font-weight-complex="normal"/>
    </style:style>
    <style:style style:name="P27" style:family="paragraph" style:parent-style-name="Standard">
      <style:text-properties officeooo:rsid="0010838c" officeooo:paragraph-rsid="0010838c"/>
    </style:style>
    <style:style style:name="P28" style:family="paragraph" style:parent-style-name="Standard">
      <style:text-properties officeooo:rsid="0011695f" officeooo:paragraph-rsid="0011695f"/>
    </style:style>
    <style:style style:name="P29" style:family="paragraph" style:parent-style-name="Standard">
      <style:text-properties officeooo:rsid="002f9d78" officeooo:paragraph-rsid="00122a20"/>
    </style:style>
    <style:style style:name="P30" style:family="paragraph" style:parent-style-name="Standard">
      <style:text-properties officeooo:rsid="00122a20" officeooo:paragraph-rsid="00122a20"/>
    </style:style>
    <style:style style:name="P31" style:family="paragraph" style:parent-style-name="Standard" style:list-style-name="L3">
      <style:text-properties officeooo:rsid="0012a47f" officeooo:paragraph-rsid="0012a47f"/>
    </style:style>
    <style:style style:name="P32" style:family="paragraph" style:parent-style-name="Standard" style:list-style-name="L3">
      <style:text-properties officeooo:rsid="00132f00" officeooo:paragraph-rsid="00132f00"/>
    </style:style>
    <style:style style:name="P33" style:family="paragraph" style:parent-style-name="Standard" style:list-style-name="L3">
      <style:text-properties officeooo:rsid="00132f63" officeooo:paragraph-rsid="00132f63"/>
    </style:style>
    <style:style style:name="P34" style:family="paragraph" style:parent-style-name="Standard" style:list-style-name="L4">
      <style:text-properties officeooo:rsid="00137cb3" officeooo:paragraph-rsid="00137cb3"/>
    </style:style>
    <style:style style:name="P35" style:family="paragraph" style:parent-style-name="Standard" style:list-style-name="L4">
      <style:text-properties officeooo:rsid="00152e56" officeooo:paragraph-rsid="00152e56"/>
    </style:style>
    <style:style style:name="P36" style:family="paragraph" style:parent-style-name="Standard">
      <style:text-properties officeooo:rsid="00152e56" officeooo:paragraph-rsid="00152e56"/>
    </style:style>
    <style:style style:name="P37" style:family="paragraph">
      <style:paragraph-properties style:writing-mode="lr-tb"/>
    </style:style>
    <style:style style:name="P38"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loext:opacity="0%" fo:language="en" fo:country="US" officeooo:rsid="000d1caa" style:font-name-asian="Times New Roman" style:font-name-complex="Times New Roman" style:language-complex="ar" style:country-complex="SA"/>
    </style:style>
    <style:style style:name="T5"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loext:opacity="0%" style:font-name="Times New Roman" fo:font-size="12pt" fo:language="en" fo:country="US" officeooo:rsid="000f3874"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US" officeooo:rsid="0011695f"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122a20"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0"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1"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12" style:family="text">
      <style:text-properties style:use-window-font-color="true" loext:opacity="0%" style:font-name="Arial1" fo:font-size="12pt" fo:language="en" fo:country="US" fo:font-weight="bold" style:font-name-asian="Times New Roman" style:font-size-asian="10pt" style:font-weight-asian="bold" style:font-name-complex="Times New Roman" style:font-size-complex="12pt" style:language-complex="ar" style:country-complex="SA"/>
    </style:style>
    <style:style style:name="T13" style:family="text">
      <style:text-properties style:use-window-font-color="true" loext:opacity="0%" style:font-name="Arial" fo:font-size="16pt" fo:language="en" fo:country="US" fo:font-weight="bold" officeooo:rsid="00166bed" style:letter-kerning="true" style:font-name-asian="Times New Roman" style:font-size-asian="16pt" style:font-weight-asian="bold" style:font-name-complex="Arial" style:font-size-complex="16pt" style:language-complex="ar" style:country-complex="SA" style:font-weight-complex="bold"/>
    </style:style>
    <style:style style:name="T14" style:family="text">
      <style:text-properties officeooo:rsid="000f3874"/>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officeooo:rsid="0010838c"/>
    </style:style>
    <style:style style:name="T18" style:family="text">
      <style:text-properties officeooo:rsid="0011695f"/>
    </style:style>
    <style:style style:name="T19" style:family="text">
      <style:text-properties officeooo:rsid="00122a20"/>
    </style:style>
    <style:style style:name="T20" style:family="text">
      <style:text-properties officeooo:rsid="00166bed"/>
    </style:style>
    <style:style style:name="T21"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794261653184" text:id="ct94794261653184">
          <text:insertion>
            <office:change-info>
              <dc:creator>Bob Jacobsen</dc:creator>
              <dc:date>2012-04-22T15:03:00</dc:date>
            </office:change-info>
          </text:insertion>
        </text:changed-region>
        <text:changed-region xml:id="ct94794303437824" text:id="ct94794303437824">
          <text:insertion>
            <office:change-info>
              <dc:creator>Balazs Racz</dc:creator>
              <dc:date>2021-01-16T21:26:42</dc:date>
            </office:change-info>
          </text:insertion>
        </text:changed-region>
        <text:changed-region xml:id="ct94794304293248" text:id="ct94794304293248">
          <text:insertion>
            <office:change-info>
              <dc:creator>Balazs Racz</dc:creator>
              <dc:date>2021-01-16T21:27:12</dc:date>
            </office:change-info>
          </text:insertion>
        </text:changed-region>
        <text:changed-region xml:id="ct94794274998784" text:id="ct94794274998784">
          <text:insertion>
            <office:change-info>
              <dc:creator>Balazs Racz</dc:creator>
              <dc:date>2021-01-16T21:28:14</dc:date>
            </office:change-info>
          </text:insertion>
        </text:changed-region>
        <text:changed-region xml:id="ct94794301030880" text:id="ct94794301030880">
          <text:insertion>
            <office:change-info>
              <dc:creator>Balazs Racz</dc:creator>
              <dc:date>2021-01-16T22:53:34</dc:date>
            </office:change-info>
          </text:insertion>
        </text:changed-region>
        <text:changed-region xml:id="ct94794234406528" text:id="ct94794234406528">
          <text:insertion>
            <office:change-info>
              <dc:creator>Balazs Racz</dc:creator>
              <dc:date>2021-01-16T20:50:41</dc:date>
            </office:change-info>
          </text:insertion>
        </text:changed-region>
        <text:changed-region xml:id="ct94794257539296" text:id="ct94794257539296">
          <text:insertion>
            <office:change-info>
              <dc:creator>Balazs Racz</dc:creator>
              <dc:date>2021-01-16T21:19:46</dc:date>
            </office:change-info>
          </text:insertion>
        </text:changed-region>
        <text:changed-region xml:id="ct94794300299168" text:id="ct94794300299168">
          <text:insertion>
            <office:change-info>
              <dc:creator>Balazs Racz</dc:creator>
              <dc:date>2021-01-16T21:20:00</dc:date>
            </office:change-info>
          </text:insertion>
        </text:changed-region>
        <text:changed-region xml:id="ct94794301568864" text:id="ct94794301568864">
          <text:insertion>
            <office:change-info>
              <dc:creator>Balazs Racz</dc:creator>
              <dc:date>2021-01-16T21:22:15</dc:date>
            </office:change-info>
          </text:insertion>
        </text:changed-region>
        <text:changed-region xml:id="ct94794303456656" text:id="ct94794303456656">
          <text:insertion>
            <office:change-info>
              <dc:creator>Balazs Racz</dc:creator>
              <dc:date>2021-01-16T21:29:26</dc:date>
            </office:change-info>
          </text:insertion>
        </text:changed-region>
        <text:changed-region xml:id="ct94794302056768" text:id="ct94794302056768">
          <text:insertion>
            <office:change-info>
              <dc:creator>Balazs Racz</dc:creator>
              <dc:date>2021-01-16T21:30:00</dc:date>
            </office:change-info>
          </text:insertion>
        </text:changed-region>
        <text:changed-region xml:id="ct94794301178240" text:id="ct94794301178240">
          <text:insertion>
            <office:change-info>
              <dc:creator>Balazs Racz</dc:creator>
              <dc:date>2021-01-16T21:32:43</dc:date>
            </office:change-info>
          </text:insertion>
        </text:changed-region>
        <text:changed-region xml:id="ct94794270771312" text:id="ct94794270771312">
          <text:insertion>
            <office:change-info>
              <dc:creator>Balazs Racz</dc:creator>
              <dc:date>2021-01-16T21:33:00</dc:date>
            </office:change-info>
          </text:insertion>
        </text:changed-region>
        <text:changed-region xml:id="ct94794304219264" text:id="ct94794304219264">
          <text:insertion>
            <office:change-info>
              <dc:creator>Balazs Racz</dc:creator>
              <dc:date>2021-01-16T21:35:32</dc:date>
            </office:change-info>
          </text:insertion>
        </text:changed-region>
        <text:changed-region xml:id="ct94794301715216" text:id="ct94794301715216">
          <text:insertion>
            <office:change-info>
              <dc:creator>Balazs Racz</dc:creator>
              <dc:date>2021-01-16T21:36:20</dc:date>
            </office:change-info>
          </text:insertion>
        </text:changed-region>
        <text:changed-region xml:id="ct94794275800912" text:id="ct94794275800912">
          <text:insertion>
            <office:change-info>
              <dc:creator>Balazs Racz</dc:creator>
              <dc:date>2021-01-16T21:37:35</dc:date>
            </office:change-info>
          </text:insertion>
        </text:changed-region>
        <text:changed-region xml:id="ct94794258483008" text:id="ct94794258483008">
          <text:insertion>
            <office:change-info>
              <dc:creator>Balazs Racz</dc:creator>
              <dc:date>2021-01-16T21:39:23</dc:date>
            </office:change-info>
          </text:insertion>
        </text:changed-region>
        <text:changed-region xml:id="ct94794304303568" text:id="ct94794304303568">
          <text:insertion>
            <office:change-info>
              <dc:creator>Balazs Racz</dc:creator>
              <dc:date>2021-01-16T21:38:00</dc:date>
            </office:change-info>
          </text:insertion>
        </text:changed-region>
        <text:changed-region xml:id="ct94794300916016" text:id="ct94794300916016">
          <text:insertion>
            <office:change-info>
              <dc:creator>Balazs Racz</dc:creator>
              <dc:date>2021-01-16T21:39:47</dc:date>
            </office:change-info>
          </text:insertion>
        </text:changed-region>
        <text:changed-region xml:id="ct94794267880704" text:id="ct94794267880704">
          <text:insertion>
            <office:change-info>
              <dc:creator>Balazs Racz</dc:creator>
              <dc:date>2021-01-16T21:40:01</dc:date>
            </office:change-info>
          </text:insertion>
        </text:changed-region>
        <text:changed-region xml:id="ct94794301355024" text:id="ct94794301355024">
          <text:insertion>
            <office:change-info>
              <dc:creator>Balazs Racz</dc:creator>
              <dc:date>2021-01-16T21:41:00</dc:date>
            </office:change-info>
          </text:insertion>
        </text:changed-region>
        <text:changed-region xml:id="ct94794301177360" text:id="ct94794301177360">
          <text:insertion>
            <office:change-info>
              <dc:creator>Balazs Racz</dc:creator>
              <dc:date>2021-01-16T21:42:01</dc:date>
            </office:change-info>
          </text:insertion>
        </text:changed-region>
        <text:changed-region xml:id="ct94794304617088" text:id="ct94794304617088">
          <text:insertion>
            <office:change-info>
              <dc:creator>Balazs Racz</dc:creator>
              <dc:date>2021-01-16T21:46:12</dc:date>
            </office:change-info>
          </text:insertion>
        </text:changed-region>
        <text:changed-region xml:id="ct94794301373312" text:id="ct94794301373312">
          <text:insertion>
            <office:change-info>
              <dc:creator>Balazs Racz</dc:creator>
              <dc:date>2021-01-16T21:47:02</dc:date>
            </office:change-info>
          </text:insertion>
        </text:changed-region>
        <text:changed-region xml:id="ct94794274711744" text:id="ct94794274711744">
          <text:insertion>
            <office:change-info>
              <dc:creator>Balazs Racz</dc:creator>
              <dc:date>2021-01-16T21:48:07</dc:date>
            </office:change-info>
          </text:insertion>
        </text:changed-region>
        <text:changed-region xml:id="ct94794302006624" text:id="ct94794302006624">
          <text:insertion>
            <office:change-info>
              <dc:creator>Balazs Racz</dc:creator>
              <dc:date>2021-01-16T21:49:00</dc:date>
            </office:change-info>
          </text:insertion>
        </text:changed-region>
        <text:changed-region xml:id="ct94794234521760" text:id="ct94794234521760">
          <text:insertion>
            <office:change-info>
              <dc:creator>Balazs Racz</dc:creator>
              <dc:date>2021-01-16T21:50:28</dc:date>
            </office:change-info>
          </text:insertion>
        </text:changed-region>
        <text:changed-region xml:id="ct94794267865376" text:id="ct94794267865376">
          <text:insertion>
            <office:change-info>
              <dc:creator>Balazs Racz</dc:creator>
              <dc:date>2021-01-16T21:51:24</dc:date>
            </office:change-info>
          </text:insertion>
        </text:changed-region>
        <text:changed-region xml:id="ct94794286008288" text:id="ct94794286008288">
          <text:insertion>
            <office:change-info>
              <dc:creator>Balazs Racz</dc:creator>
              <dc:date>2021-01-16T21:54:00</dc:date>
            </office:change-info>
          </text:insertion>
        </text:changed-region>
        <text:changed-region xml:id="ct94794258061824" text:id="ct94794258061824">
          <text:insertion>
            <office:change-info>
              <dc:creator>Balazs Racz</dc:creator>
              <dc:date>2021-01-16T21:53:14</dc:date>
            </office:change-info>
          </text:insertion>
        </text:changed-region>
        <text:changed-region xml:id="ct94794264752416" text:id="ct94794264752416">
          <text:insertion>
            <office:change-info>
              <dc:creator>Balazs Racz</dc:creator>
              <dc:date>2021-01-16T21:54:01</dc:date>
            </office:change-info>
          </text:insertion>
        </text:changed-region>
        <text:changed-region xml:id="ct94794302014736" text:id="ct94794302014736">
          <text:insertion>
            <office:change-info>
              <dc:creator>Balazs Racz</dc:creator>
              <dc:date>2021-01-16T21:55:29</dc:date>
            </office:change-info>
          </text:insertion>
        </text:changed-region>
        <text:changed-region xml:id="ct94794234540336" text:id="ct94794234540336">
          <text:insertion>
            <office:change-info>
              <dc:creator>Balazs Racz</dc:creator>
              <dc:date>2021-01-16T21:56:00</dc:date>
            </office:change-info>
          </text:insertion>
        </text:changed-region>
        <text:changed-region xml:id="ct94794301525424" text:id="ct94794301525424">
          <text:insertion>
            <office:change-info>
              <dc:creator>Balazs Racz</dc:creator>
              <dc:date>2021-01-16T21:57:20</dc:date>
            </office:change-info>
          </text:insertion>
        </text:changed-region>
        <text:changed-region xml:id="ct94794301406096" text:id="ct94794301406096">
          <text:insertion>
            <office:change-info>
              <dc:creator>Balazs Racz</dc:creator>
              <dc:date>2021-01-16T21:58:00</dc:date>
            </office:change-info>
          </text:insertion>
        </text:changed-region>
        <text:changed-region xml:id="ct94794302037344" text:id="ct94794302037344">
          <text:insertion>
            <office:change-info>
              <dc:creator>Balazs Racz</dc:creator>
              <dc:date>2021-01-16T21:59:11</dc:date>
            </office:change-info>
          </text:insertion>
        </text:changed-region>
        <text:changed-region xml:id="ct94794259886864" text:id="ct94794259886864">
          <text:insertion>
            <office:change-info>
              <dc:creator>Balazs Racz</dc:creator>
              <dc:date>2021-01-16T22:00:04</dc:date>
            </office:change-info>
          </text:insertion>
        </text:changed-region>
        <text:changed-region xml:id="ct94794304883712" text:id="ct94794304883712">
          <text:insertion>
            <office:change-info>
              <dc:creator>Balazs Racz</dc:creator>
              <dc:date>2021-01-16T22:06:32</dc:date>
            </office:change-info>
          </text:insertion>
        </text:changed-region>
        <text:changed-region xml:id="ct94794304270864" text:id="ct94794304270864">
          <text:insertion>
            <office:change-info>
              <dc:creator>Balazs Racz</dc:creator>
              <dc:date>2021-01-16T22:07:47</dc:date>
            </office:change-info>
          </text:insertion>
        </text:changed-region>
        <text:changed-region xml:id="ct94794304950240" text:id="ct94794304950240">
          <text:insertion>
            <office:change-info>
              <dc:creator>Balazs Racz</dc:creator>
              <dc:date>2021-01-16T22:08:00</dc:date>
            </office:change-info>
          </text:insertion>
        </text:changed-region>
        <text:changed-region xml:id="ct94794303954416" text:id="ct94794303954416">
          <text:insertion>
            <office:change-info>
              <dc:creator>Balazs Racz</dc:creator>
              <dc:date>2021-01-16T22:09:11</dc:date>
            </office:change-info>
          </text:insertion>
        </text:changed-region>
        <text:changed-region xml:id="ct94794247679664" text:id="ct94794247679664">
          <text:insertion>
            <office:change-info>
              <dc:creator>Balazs Racz</dc:creator>
              <dc:date>2021-01-16T22:10:12</dc:date>
            </office:change-info>
          </text:insertion>
        </text:changed-region>
        <text:changed-region xml:id="ct94794233991920" text:id="ct94794233991920">
          <text:insertion>
            <office:change-info>
              <dc:creator>Bob Jacobsen</dc:creator>
              <dc:date>2013-04-24T08:05:00</dc:date>
            </office:change-info>
          </text:insertion>
        </text:changed-region>
        <text:changed-region xml:id="ct94794304070256" text:id="ct94794304070256">
          <text:insertion>
            <office:change-info>
              <dc:creator>Balazs Racz</dc:creator>
              <dc:date>2021-01-16T22:14:35</dc:date>
            </office:change-info>
          </text:insertion>
        </text:changed-region>
        <text:changed-region xml:id="ct94794302526624" text:id="ct94794302526624">
          <text:insertion>
            <office:change-info>
              <dc:creator>Balazs Racz</dc:creator>
              <dc:date>2021-01-16T22:15:01</dc:date>
            </office:change-info>
          </text:insertion>
        </text:changed-region>
        <text:changed-region xml:id="ct94794304220880" text:id="ct94794304220880">
          <text:insertion>
            <office:change-info>
              <dc:creator>Balazs Racz</dc:creator>
              <dc:date>2021-01-16T22:16:01</dc:date>
            </office:change-info>
          </text:insertion>
        </text:changed-region>
        <text:changed-region xml:id="ct94794285204256" text:id="ct94794285204256">
          <text:insertion>
            <office:change-info>
              <dc:creator>Balazs Racz</dc:creator>
              <dc:date>2021-01-16T22:17:33</dc:date>
            </office:change-info>
          </text:insertion>
        </text:changed-region>
        <text:changed-region xml:id="ct94794304070016" text:id="ct94794304070016">
          <text:insertion>
            <office:change-info>
              <dc:creator>Balazs Racz</dc:creator>
              <dc:date>2021-01-16T22:18:09</dc:date>
            </office:change-info>
          </text:insertion>
        </text:changed-region>
        <text:changed-region xml:id="ct94794304459312" text:id="ct94794304459312">
          <text:insertion>
            <office:change-info>
              <dc:creator>Balazs Racz</dc:creator>
              <dc:date>2021-01-16T22:19:07</dc:date>
            </office:change-info>
          </text:insertion>
        </text:changed-region>
        <text:changed-region xml:id="ct94794267875584" text:id="ct94794267875584">
          <text:insertion>
            <office:change-info>
              <dc:creator>Balazs Racz</dc:creator>
              <dc:date>2021-01-16T22:27:24</dc:date>
            </office:change-info>
          </text:insertion>
        </text:changed-region>
        <text:changed-region xml:id="ct94794304904000" text:id="ct94794304904000">
          <text:insertion>
            <office:change-info>
              <dc:creator>Balazs Racz</dc:creator>
              <dc:date>2021-01-16T22:28:00</dc:date>
            </office:change-info>
          </text:insertion>
        </text:changed-region>
        <text:changed-region xml:id="ct94794304929264" text:id="ct94794304929264">
          <text:insertion>
            <office:change-info>
              <dc:creator>Balazs Racz</dc:creator>
              <dc:date>2021-01-16T22:29:05</dc:date>
            </office:change-info>
          </text:insertion>
        </text:changed-region>
        <text:changed-region xml:id="ct94794304902976" text:id="ct94794304902976">
          <text:insertion>
            <office:change-info>
              <dc:creator>Balazs Racz</dc:creator>
              <dc:date>2021-01-16T22:30:00</dc:date>
            </office:change-info>
          </text:insertion>
        </text:changed-region>
        <text:changed-region xml:id="ct94794303801360" text:id="ct94794303801360">
          <text:insertion>
            <office:change-info>
              <dc:creator>Balazs Racz</dc:creator>
              <dc:date>2021-01-16T22:31:00</dc:date>
            </office:change-info>
          </text:insertion>
        </text:changed-region>
        <text:changed-region xml:id="ct94794300918256" text:id="ct94794300918256">
          <text:insertion>
            <office:change-info>
              <dc:creator>Balazs Racz</dc:creator>
              <dc:date>2021-01-16T22:32:42</dc:date>
            </office:change-info>
          </text:insertion>
        </text:changed-region>
        <text:changed-region xml:id="ct94794302006864" text:id="ct94794302006864">
          <text:insertion>
            <office:change-info>
              <dc:creator>Balazs Racz</dc:creator>
              <dc:date>2021-01-16T22:33:03</dc:date>
            </office:change-info>
          </text:insertion>
        </text:changed-region>
        <text:changed-region xml:id="ct94794234893152" text:id="ct94794234893152">
          <text:insertion>
            <office:change-info>
              <dc:creator>Balazs Racz</dc:creator>
              <dc:date>2021-01-16T22:32:42</dc:date>
            </office:change-info>
          </text:insertion>
        </text:changed-region>
        <text:changed-region xml:id="ct94794262004624" text:id="ct94794262004624">
          <text:insertion>
            <office:change-info>
              <dc:creator>Balazs Racz</dc:creator>
              <dc:date>2021-01-16T22:33:05</dc:date>
            </office:change-info>
          </text:insertion>
        </text:changed-region>
        <text:changed-region xml:id="ct94794301937216" text:id="ct94794301937216">
          <text:insertion>
            <office:change-info>
              <dc:creator>Balazs Racz</dc:creator>
              <dc:date>2021-01-16T22:35:21</dc:date>
            </office:change-info>
          </text:insertion>
        </text:changed-region>
        <text:changed-region xml:id="ct94794301837040" text:id="ct94794301837040">
          <text:insertion>
            <office:change-info>
              <dc:creator>Balazs Racz</dc:creator>
              <dc:date>2021-01-16T22:36:00</dc:date>
            </office:change-info>
          </text:insertion>
        </text:changed-region>
        <text:changed-region xml:id="ct94794267847360" text:id="ct94794267847360">
          <text:insertion>
            <office:change-info>
              <dc:creator>Balazs Racz</dc:creator>
              <dc:date>2021-01-16T22:37:05</dc:date>
            </office:change-info>
          </text:insertion>
        </text:changed-region>
        <text:changed-region xml:id="ct94794304993824" text:id="ct94794304993824">
          <text:insertion>
            <office:change-info>
              <dc:creator>Balazs Racz</dc:creator>
              <dc:date>2021-01-16T22:38:44</dc:date>
            </office:change-info>
          </text:insertion>
        </text:changed-region>
        <text:changed-region xml:id="ct94794304105552" text:id="ct94794304105552">
          <text:insertion>
            <office:change-info>
              <dc:creator>Balazs Racz</dc:creator>
              <dc:date>2021-01-16T22:39:06</dc:date>
            </office:change-info>
          </text:insertion>
        </text:changed-region>
        <text:changed-region xml:id="ct94794303954800" text:id="ct94794303954800">
          <text:insertion>
            <office:change-info>
              <dc:creator>Balazs Racz</dc:creator>
              <dc:date>2021-01-16T22:40:00</dc:date>
            </office:change-info>
          </text:insertion>
        </text:changed-region>
        <text:changed-region xml:id="ct94794286034880" text:id="ct94794286034880">
          <text:insertion>
            <office:change-info>
              <dc:creator>Bob Jacobsen</dc:creator>
              <dc:date>2013-04-24T08:05:00</dc:date>
            </office:change-info>
          </text:insertion>
        </text:changed-region>
        <text:changed-region xml:id="ct94794259900544" text:id="ct94794259900544">
          <text:insertion>
            <office:change-info>
              <dc:creator>Balazs Racz</dc:creator>
              <dc:date>2021-01-16T22:45:44</dc:date>
            </office:change-info>
          </text:insertion>
        </text:changed-region>
        <text:changed-region xml:id="ct94794242419520" text:id="ct94794242419520">
          <text:insertion>
            <office:change-info>
              <dc:creator>Balazs Racz</dc:creator>
              <dc:date>2021-01-16T22:46:01</dc:date>
            </office:change-info>
          </text:insertion>
        </text:changed-region>
        <text:changed-region xml:id="ct94794304974368" text:id="ct94794304974368">
          <text:insertion>
            <office:change-info>
              <dc:creator>Balazs Racz</dc:creator>
              <dc:date>2021-01-16T22:47:00</dc:date>
            </office:change-info>
          </text:insertion>
        </text:changed-region>
        <text:changed-region xml:id="ct94794234155680" text:id="ct94794234155680">
          <text:insertion>
            <office:change-info>
              <dc:creator>Balazs Racz</dc:creator>
              <dc:date>2021-01-16T22:48:02</dc:date>
            </office:change-info>
          </text:insertion>
        </text:changed-region>
        <text:changed-region xml:id="ct94794274276464" text:id="ct94794274276464">
          <text:insertion>
            <office:change-info>
              <dc:creator>Balazs Racz</dc:creator>
              <dc:date>2021-01-16T22:49:00</dc:date>
            </office:change-info>
          </text:insertion>
        </text:changed-region>
        <text:changed-region xml:id="ct94794237667280" text:id="ct94794237667280">
          <text:insertion>
            <office:change-info>
              <dc:creator>Balazs Racz</dc:creator>
              <dc:date>2021-01-16T22:50:16</dc:date>
            </office:change-info>
          </text:insertion>
        </text:changed-region>
        <text:changed-region xml:id="ct94794234559904" text:id="ct94794234559904">
          <text:insertion>
            <office:change-info>
              <dc:creator>Balazs Racz</dc:creator>
              <dc:date>2021-01-16T22:51:22</dc:date>
            </office:change-info>
          </text:insertion>
        </text:changed-region>
        <text:changed-region xml:id="ct94794230913968" text:id="ct94794230913968">
          <text:insertion>
            <office:change-info>
              <dc:creator>Balazs Racz</dc:creator>
              <dc:date>2021-01-16T23:54:15</dc:date>
            </office:change-info>
          </text:insertion>
        </text:changed-region>
        <text:changed-region xml:id="ct94794265499728" text:id="ct94794265499728">
          <text:insertion>
            <office:change-info>
              <dc:creator>Balazs Racz</dc:creator>
              <dc:date>2021-01-16T23:55:00</dc:date>
            </office:change-info>
          </text:insertion>
        </text:changed-region>
        <text:changed-region xml:id="ct94794234760560" text:id="ct94794234760560">
          <text:insertion>
            <office:change-info>
              <dc:creator>Balazs Racz</dc:creator>
              <dc:date>2021-01-16T23:56:33</dc:date>
            </office:change-info>
          </text:insertion>
        </text:changed-region>
        <text:changed-region xml:id="ct94794304484848" text:id="ct94794304484848">
          <text:insertion>
            <office:change-info>
              <dc:creator>Balazs Racz</dc:creator>
              <dc:date>2021-01-16T23:57:00</dc:date>
            </office:change-info>
          </text:insertion>
        </text:changed-region>
        <text:changed-region xml:id="ct94794261213280" text:id="ct94794261213280">
          <text:insertion>
            <office:change-info>
              <dc:creator>Bob Jacobsen</dc:creator>
              <dc:date>2012-04-22T15:03:00</dc:date>
            </office:change-info>
          </text:insertion>
        </text:changed-region>
        <text:changed-region xml:id="ct94794262371856" text:id="ct94794262371856">
          <text:insertion>
            <office:change-info>
              <dc:creator>Bob Jacobsen</dc:creator>
              <dc:date>2013-04-06T19:12:00</dc:date>
            </office:change-info>
          </text:insertion>
        </text:changed-region>
        <text:changed-region xml:id="ct94794262371408" text:id="ct94794262371408">
          <text:insertion>
            <office:change-info>
              <dc:creator>Bob Jacobsen</dc:creator>
              <dc:date>2013-04-06T19:12:00</dc:date>
            </office:change-info>
          </text:insertion>
        </text:changed-region>
        <text:changed-region xml:id="ct94794263296032" text:id="ct94794263296032">
          <text:deletion>
            <office:change-info>
              <dc:creator>Balazs Racz</dc:creator>
              <dc:date>2021-01-17T00:10:34</dc:date>
            </office:change-info>
            <text:h text:style-name="Heading_20_1" text:outline-level="1">Background</text:h>
          </text:deletion>
          <text:insertion>
            <office:change-info office:chg-author="Bob Jacobsen" office:chg-date-time="2013-04-06T19:13:00"/>
          </text:insertion>
        </text:changed-region>
        <text:changed-region xml:id="ct94794301605184" text:id="ct94794301605184">
          <text:insertion>
            <office:change-info>
              <dc:creator>Balazs Racz</dc:creator>
              <dc:date>2021-01-17T00:10:34</dc:date>
            </office:change-info>
          </text:insertion>
        </text:changed-region>
        <text:changed-region xml:id="ct94794262365200" text:id="ct94794262365200">
          <text:deletion>
            <office:change-info>
              <dc:creator>Bob Jacobsen</dc:creator>
              <dc:date>2013-04-06T19:13:00</dc:date>
            </office:change-info>
            <text:h text:style-name="Heading_20_1" text:outline-level="1">Section Title</text:h>
          </text:deletion>
        </text:changed-region>
        <text:changed-region xml:id="ct94794258741536" text:id="ct94794258741536">
          <text:insertion>
            <office:change-info>
              <dc:creator>Balazs Racz</dc:creator>
              <dc:date>2021-01-16T21:19:28</dc:date>
            </office:change-info>
          </text:insertion>
        </text:changed-region>
        <text:changed-region xml:id="ct94794305963456" text:id="ct94794305963456">
          <text:deletion>
            <office:change-info>
              <dc:creator>Balazs Racz</dc:creator>
              <dc:date>2021-01-17T00:11:09</dc:date>
            </office:change-info>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94794263114720" text:id="ct94794263114720">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Introduction<text:change-start text:change-id="ct94794234406528"/></text:h>
      <text:p text:style-name="P22"><text:change-end text:change-id="ct94794234406528"/><text:change-start text:change-id="ct94794257539296"/>This Technical Note provides background <text:span text:style-name="T5">information</text:span> and commentary <text:change-end text:change-id="ct94794257539296"/><text:change-start text:change-id="ct94794300299168"/>to the OpenLCB Train Search Protocol Standard.<text:change-end text:change-id="ct94794300299168"/><text:change-start text:change-id="ct94794301568864"/> This document is not intended to be read standalone, but in <text:span text:style-name="T5">parallel to the matching Standard.</text:span></text:p>
      <text:h text:style-name="P17" text:outline-level="2">Background</text:h>
      <text:h text:style-name="P18" text:outline-level="3">Relation to Traction Protocol</text:h>
      <text:p text:style-name="P21">The OpenLCB Network is a peer-to-peer network where Nodes connected to <text:span text:style-name="T14">the network </text:span>can communicate <text:span text:style-name="T14">with each other </text:span>using the OpenLCB <text:span text:style-name="T6">N</text:span>etwork Protocols. These protocols are organize<text:span text:style-name="T14">d</text:span> around the different OSI layers, and <text:span text:style-name="T5">to achieve an</text:span> end-to-end use-case a multitude of protocols <text:span text:style-name="T5">are typically</text:span> used, from different layers<text:note text:id="ftn0" text:note-class="footnote"><text:note-citation>1</text:note-citation><text:note-body><text:p text:style-name="P13"><text:change-start text:change-id="ct94794303437824"/>Example: The Memory Configuration Protocol is using the Datagram Protocol as a supporting layer.<text:change-end text:change-id="ct94794303437824"/></text:p></text:note-body></text:note>, <text:span text:style-name="T14">or in a complementary manner</text:span><text:span text:style-name="T14"><text:note text:id="ftn2" text:note-class="footnote"><text:note-citation>2</text:note-citation><text:note-body><text:p text:style-name="P13"><text:change-start text:change-id="ct94794304293248"/>Example: <text:span text:style-name="T11">for end users to configure an OpenLCB Node, the Memory Configuration Protocol is </text:span><text:change-end text:change-id="ct94794304293248"/><text:change-start text:change-id="ct94794274998784"/><text:span text:style-name="T11">expanded with the Configuration Description Information protocol to describe what configuration settings are available at which memory offsets.</text:span><text:change-end text:change-id="ct94794274998784"/></text:p></text:note-body></text:note></text:span>.<text:change-end text:change-id="ct94794301568864"/><text:change-start text:change-id="ct94794303456656"/></text:p>
      <text:p text:style-name="P23">Some of these protocols are <text:span text:style-name="T15">broadcast</text:span><text:span text:style-name="T16">, meaning that all Nodes receive the messages of the interaction; other protocols are </text:span><text:span text:style-name="T15">addressed</text:span><text:span text:style-name="T16">, meaning the interaction takes place between</text:span><text:change-end text:change-id="ct94794303456656"/><text:change-start text:change-id="ct94794302056768"/><text:span text:style-name="T16"> two specific Nodes, and other Nodes do not receive the messages of the interaction. </text:span><text:change-end text:change-id="ct94794302056768"/><text:change-start text:change-id="ct94794301178240"/><text:span text:style-name="T16">In order for an addressed interaction to take place, the initiating Node needs </text:span><text:change-end text:change-id="ct94794301178240"/><text:change-start text:change-id="ct94794270771312"/><text:span text:style-name="T16">to know the Node ID of the target Node. This generally requires some broadcast </text:span><text:change-end text:change-id="ct94794270771312"/><text:change-start text:change-id="ct94794304219264"/><text:span text:style-name="T16">protocol using which the initiating Node can discover the possible target Nodes</text:span><text:change-end text:change-id="ct94794304219264"/><text:change-start text:change-id="ct94794301715216"/><text:span text:style-name="T16">, and present these on a user interface to the user to select.</text:span><text:change-end text:change-id="ct94794301715216"/><text:change-start text:change-id="ct94794275800912"/></text:p>
      <text:p text:style-name="P24"><text:change-end text:change-id="ct94794275800912"/><text:change-start text:change-id="ct94794258483008"/>Considering the interaction of a user using an OpenLCB-connected Throttle<text:change-end text:change-id="ct94794258483008"/><text:change-start text:change-id="ct94794304303568"/> <text:change-end text:change-id="ct94794304303568"/><text:change-start text:change-id="ct94794300916016"/>to communicate to an OpenLCB-connected Train<text:change-end text:change-id="ct94794300916016"/><text:change-start text:change-id="ct94794267880704"/>, or an OpenLCB-connected Command Station, we have two protocols that are part of this interaction:</text:p>
      <text:list xml:id="list3927868488" text:style-name="L2">
        <text:list-item>
          <text:p text:style-name="P25">The Traction Protoco<text:change-end text:change-id="ct94794267880704"/><text:change-start text:change-id="ct94794301355024"/>l defines the addressed interactions <text:span text:style-name="T17">related to driving a train, such as setting speed and direction, or operating functions. It takes place between one Throttle and one or more Train Node(s) that are controlled.</text:span></text:p>
        </text:list-item>
        <text:list-item>
          <text:p text:style-name="P26"><text:change-end text:change-id="ct94794301355024"/><text:change-start text:change-id="ct94794301177360"/>The Train Search Protocol is a broadcast protocol that specifies interactions needed for the Throttle to identify the Node ID of the Train Node that the user intends to drive.<text:change-end text:change-id="ct94794301177360"/><text:change-start text:change-id="ct94794304617088"/></text:p>
        </text:list-item>
      </text:list>
      <text:h text:style-name="P18" text:outline-level="3">Relation to Legacy Track Protocols</text:h>
      <text:p text:style-name="P27"><text:change-end text:change-id="ct94794304617088"/><text:change-start text:change-id="ct94794301373312"/>Trains may or may not be equipped with the necessary technology to <text:change-end text:change-id="ct94794301373312"/><text:change-start text:change-id="ct94794274711744"/>directly participate in the OpenLCB Network. For now and the foreseeable future, an overwhelming majority of digitally controlled trains wil<text:change-end text:change-id="ct94794274711744"/><text:change-start text:change-id="ct94794302006624"/>l be using a mobile decoder that operates using an existing standard or <text:soft-page-break/>proprietary method of transmitting commands to the mobile decoder through the track, such as the <text:span text:style-name="T5">NMRA®</text:span> <text:span text:style-name="T5">DCC®</text:span> protocol suite.<text:change-end text:change-id="ct94794302006624"/><text:change-start text:change-id="ct94794234521760"/></text:p>
      <text:p text:style-name="P27">In such a setting, there is a centralized component called Command Station<text:change-end text:change-id="ct94794234521760"/><text:change-start text:change-id="ct94794267865376"/> which is responsible for generating the track protocol <text:span text:style-name="T18">signal. This device has to receive</text:span><text:change-end text:change-id="ct94794267865376"/><text:change-start text:change-id="ct94794286008288"/><text:span text:style-name="T18"> </text:span><text:change-end text:change-id="ct94794286008288"/><text:change-start text:change-id="ct94794258061824"/><text:span text:style-name="T18">commands from the Throttles</text:span><text:change-end text:change-id="ct94794258061824"/><text:change-start text:change-id="ct94794264752416"/><text:span text:style-name="T18">, and translate them to remote control the mobile decoders </text:span><text:span text:style-name="T7">built into the trains rolling on the track. </text:span><text:change-end text:change-id="ct94794264752416"/><text:change-start text:change-id="ct94794302014736"/><text:span text:style-name="T7">The Command Station is then responsible for participating on the OpenLCB Network and representing the remote trains</text:span><text:change-end text:change-id="ct94794302014736"/><text:change-start text:change-id="ct94794234540336"/><text:span text:style-name="T7">. The Traction Protocol requires each train to be a separate OpenLCB Node with its own Node ID, therefore the one Command Station device will be operating a number of Virtual Nodes</text:span><text:change-end text:change-id="ct94794234540336"/><text:change-start text:change-id="ct94794301525424"/><text:span text:style-name="T7">, one per actively controlled train. All of these Virtual Train Nodes participate in the Train Search Protocol so that Throttles can discover, find and operate the trains connected to the track.</text:span></text:p>
      <text:p text:style-name="P28"><text:span text:style-name="T5">An important question then becomes: ho</text:span><text:change-end text:change-id="ct94794301525424"/><text:change-start text:change-id="ct94794301406096"/><text:span text:style-name="T5">w does the Command Station know </text:span><text:change-end text:change-id="ct94794301406096"/><text:change-start text:change-id="ct94794302037344"/><text:span text:style-name="T5">when the user intends to address a new train on the track that does not yet have a matching Virtual Train Node</text:span><text:change-end text:change-id="ct94794302037344"/><text:change-start text:change-id="ct94794259886864"/><text:span text:style-name="T5">. The Train Search Protocol addresses this use-case as well.</text:span></text:p>
      <text:h text:style-name="P19" text:outline-level="3">Relation to other Search and Discovery <text:span text:style-name="T12">P</text:span>rotocols</text:h>
      <text:p text:style-name="P29"><text:change-end text:change-id="ct94794259886864"/><text:change-start text:change-id="ct94794304883712"/>Note that th<text:span text:style-name="T8">e existence of Train Search Protocol</text:span> does not exclude other methods and standards, including some not yet developed, for the same or similar purposes.<text:change-end text:change-id="ct94794304883712"/><text:change-start text:change-id="ct94794304270864"/> <text:span text:style-name="T19">There are also possibilities of using less capable existing St</text:span><text:change-end text:change-id="ct94794304270864"/><text:change-start text:change-id="ct94794304950240"/><text:span text:style-name="T19">andards to achieve similar results (covering some but not all use-cases), albeit at a higher cost for the Throttle Node in terms of the necessary </text:span><text:change-end text:change-id="ct94794304950240"/><text:change-start text:change-id="ct94794303954416"/><text:span text:style-name="T8">resources (above all RAM) and higher number of network messages to send and keep track of.</text:span><text:change-end text:change-id="ct94794303954416"/><text:change-start text:change-id="ct94794247679664"/></text:p>
      <text:p text:style-name="P30"><text:span text:style-name="T8">S</text:span><text:span text:style-name="T5">ome of these options are described in the Alternatives Considered section below (TODO: replace with reference).</text:span><text:change-end text:change-id="ct94794247679664"/><text:change-start text:change-id="ct94794233991920"/></text:p>
      <text:h text:style-name="Heading_20_2" text:outline-level="2">Served Use Cases<text:change-end text:change-id="ct94794233991920"/><text:change-start text:change-id="ct94794304070256"/></text:h>
      <text:list xml:id="list1353572870" text:style-name="L3">
        <text:list-item>
          <text:p text:style-name="P31">The User is holding a Throttle connected <text:span text:style-name="T5">t</text:span>o the <text:change-end text:change-id="ct94794304070256"/><text:change-start text:change-id="ct94794302526624"/><text:span text:style-name="T5">OpenLCB Network. The Throttle has a numeric keypad and no screen. The user types in the four digit </text:span><text:change-end text:change-id="ct94794302526624"/><text:change-start text:change-id="ct94794304220880"/><text:span text:style-name="T5">cab number they see on the locomotive and presses the Enter key. </text:span><text:change-end text:change-id="ct94794304220880"/><text:change-start text:change-id="ct94794285204256"/><text:span text:style-name="T5">The Throttle uses the Train Search Protocol to find the matching </text:span><text:change-end text:change-id="ct94794285204256"/><text:change-start text:change-id="ct94794304070016"/><text:span text:style-name="T5">OpenLCB Node. Then the throttle uses the Traction Protocol to </text:span><text:change-end text:change-id="ct94794304070016"/><text:change-start text:change-id="ct94794304459312"/><text:span text:style-name="T5">connect to that Train Node, and the user is able to drive the train. <text:line-break/>Note that this use-case presents the same way if the train itself has a radio-equipped decoder and is directly participating on the OpenLCB network; and also if the train has a DCC decoder and represented by a Command Station on the OpenLCB Network.</text:span></text:p>
        </text:list-item>
        <text:list-item>
          <text:p text:style-name="P32"><text:change-end text:change-id="ct94794304459312"/><text:change-start text:change-id="ct94794267875584"/><text:span text:style-name="T5">The user owns a locomotive with </text:span><text:change-end text:change-id="ct94794267875584"/><text:change-start text:change-id="ct94794304904000"/><text:span text:style-name="T5">road number 474 014 with a legacy track protocol decoder. The user does not remember what address is assigned to the decoder, but there is a Roster (</text:span><text:change-end text:change-id="ct94794304904000"/><text:change-start text:change-id="ct94794304929264"/><text:span text:style-name="T5">locomotive database) in the Command Station, which has a record of the track address, and the name “Re 474 014” is assigned to this record. The </text:span><text:change-end text:change-id="ct94794304929264"/><text:change-start text:change-id="ct94794304902976"/><text:span text:style-name="T5">user has a Throttle with a numeric keypad and a screen, and types in 474 on the keypad. The Throttle uses the Train Search Protocol to look for matching entries on the network. The Command Station search</text:span><text:change-end text:change-id="ct94794304902976"/><text:change-start text:change-id="ct94794303801360"/><text:span text:style-name="T5">es through the Roster, instantiates the matching Virtual Nodes, provides the list of matching Node IDs to the Throttle. The Throttle queries the user-visible names of those Node</text:span><text:change-end text:change-id="ct94794303801360"/><text:change-start text:change-id="ct94794300918256"/><text:span text:style-name="T5">s using the Simple Node Information Protocol and presents a list to the user to select from. The user selects </text:span><text:change-end text:change-id="ct94794300918256"/><text:change-start text:change-id="ct94794302006864"/><text:span text:style-name="T5">“Re </text:span><text:change-end text:change-id="ct94794302006864"/><text:change-start text:change-id="ct94794234893152"/><text:span text:style-name="T5">474 014</text:span><text:change-end text:change-id="ct94794234893152"/><text:change-start text:change-id="ct94794262004624"/><text:span text:style-name="T5">”, and starts driving the train.</text:span><text:change-end text:change-id="ct94794262004624"/><text:change-start text:change-id="ct94794301937216"/></text:p>
        </text:list-item>
        <text:list-item>
          <text:p text:style-name="P33"><text:soft-page-break/><text:span text:style-name="T5">The user purchased a new locomotive which came with a Marklin-M</text:span><text:change-end text:change-id="ct94794301937216"/><text:change-start text:change-id="ct94794301837040"/><text:span text:style-name="T5">otorola format mobile decoder with address 72. The user puts it onto the track, types in 72 on the throttle, selects the Marklin-Motorola track protocol using option keys, and presses Enter. The user is in control of the locomotive.</text:span><text:change-end text:change-id="ct94794301837040"/><text:change-start text:change-id="ct94794267847360"/></text:p>
        </text:list-item>
        <text:list-item>
          <text:p text:style-name="P33"><text:change-end text:change-id="ct94794267847360"/><text:change-start text:change-id="ct94794304993824"/><text:span text:style-name="T5">A friend comes over and brings a DCC-equipped locomotive with them. </text:span><text:change-end text:change-id="ct94794304993824"/><text:change-start text:change-id="ct94794304105552"/><text:span text:style-name="T5">They warn that the locomotive has a very old decoder. The user enters the address on the Throttle, selects the DCC-14-speed-step protocol using option keys, and presses </text:span><text:change-end text:change-id="ct94794304105552"/><text:change-start text:change-id="ct94794303954800"/><text:span text:style-name="T5">Enter. The user is in control of the locomotive.</text:span><text:change-end text:change-id="ct94794303954800"/><text:change-start text:change-id="ct94794286034880"/></text:p>
        </text:list-item>
      </text:list>
      <text:h text:style-name="Heading_20_2" text:outline-level="2">Unserved Use Cases<text:change-end text:change-id="ct94794286034880"/><text:change-start text:change-id="ct94794259900544"/></text:h>
      <text:list xml:id="list3555029097" text:style-name="L4">
        <text:list-item>
          <text:p text:style-name="P34">The Train Search protocol is not a generic <text:change-end text:change-id="ct94794259900544"/><text:change-start text:change-id="ct94794242419520"/>search protocol. <text:span text:style-name="T5">It is not possible to search for any other entity than a Node</text:span><text:span text:style-name="T5"><text:note text:id="ftn3" text:note-class="footnote"><text:note-citation>3</text:note-citation><text:note-body><text:p text:style-name="Footnote"><text:change-start text:change-id="ct94794301030880"/>For example it is not possible to search for an Event.<text:change-end text:change-id="ct94794301030880"/></text:p></text:note-body></text:note></text:span><text:span text:style-name="T5">. </text:span>While the concept could be u<text:change-end text:change-id="ct94794242419520"/><text:change-start text:change-id="ct94794304974368"/>sed for searching for other types of nodes, the specific allocation shall only be used for searching for Train Nodes. This is necessary in order to ensure that Throttles that use this allocation properly function on the network.</text:p>
        </text:list-item>
        <text:list-item>
          <text:p text:style-name="P34"><text:change-end text:change-id="ct94794304974368"/><text:change-start text:change-id="ct94794234155680"/>The search results are only Node IDs. If <text:span text:style-name="T5">additional information beyond the Node ID is needed (such as user-visible name), the Throttle has to use other protocols (such as the Simple Node Identification Protocol) to query that information</text:span><text:change-end text:change-id="ct94794234155680"/><text:change-start text:change-id="ct94794274276464"/><text:span text:style-name="T5">.</text:span></text:p>
        </text:list-item>
        <text:list-item>
          <text:p text:style-name="P34"><text:change-end text:change-id="ct94794274276464"/><text:change-start text:change-id="ct94794237667280"/><text:span text:style-name="T5">Only digits are supported in the search query. The maximum length of the query is 6 digits.</text:span><text:change-end text:change-id="ct94794237667280"/><text:change-start text:change-id="ct94794234559904"/><text:span text:style-name="T5"> Longer and alphanumeric search queries are not supported.</text:span><text:change-end text:change-id="ct94794234559904"/><text:change-start text:change-id="ct94794230913968"/></text:p>
        </text:list-item>
        <text:list-item>
          <text:p text:style-name="P35"><text:span text:style-name="T5">A Command Station can only receive a signal using the Train Search Protocol when the user wants a new Virtual Train Node to be created. The Tra</text:span><text:change-end text:change-id="ct94794230913968"/><text:change-start text:change-id="ct94794265499728"/><text:span text:style-name="T5">in Search Protocol does not support giving a signal to the Command Station on when to </text:span><text:span text:style-name="T9">delete</text:span><text:span text:style-name="T10"> a Virtual Train Node.</text:span><text:change-end text:change-id="ct94794265499728"/></text:p>
        </text:list-item>
      </text:list>
      <text:h text:style-name="Heading_20_1" text:outline-level="1">Annotations to the Standard</text:h>
      <text:h text:style-name="Heading_20_2" text:outline-level="2">Introduction</text:h>
      <text:p text:style-name="Standard">Note that this section of the Standard is informative, not normative.<text:change-start text:change-id="ct94794234760560"/></text:p>
      <text:p text:style-name="P36"><text:change-end text:change-id="ct94794234760560"/><text:change-start text:change-id="ct94794304484848"/>The Train Search Protocol is built on top of the Event Transport Protocol, which operates using generic OpenLCB messages. This means that the Train Search Protocol can operate on any supported OpenLCB transport layer, including CAN-bus and TCP. This allows both wired and wireless <text:span text:style-name="T5">T</text:span>hrottles to operate using the Train Search Protocol.<text:change-end text:change-id="ct94794304484848"/></text:p>
      <text:h text:style-name="Heading_20_2" text:outline-level="2">Intended Use</text:h>
      <text:p text:style-name="Standard">Note that this section of the Standard is informative, not normative.</text:p>
      <text:h text:style-name="Heading_20_2" text:outline-level="2">Reference and Context</text:h>
      <text:p text:style-name="Standard">Lorem ipsum dolor sit amet, consectetur adipiscing elit.<text:change-start text:change-id="ct94794261213280"/><text:note text:id="ftn1" text:note-class="footnote"><text:note-citation>4</text:note-citation><text:note-body><text:p text:style-name="Footnote"><text:change-start text:change-id="ct94794261653184"/>See the “Common Information” OpenLCB Technical Note for detailed conventions on bit and byte numbering. Briefly, the least significant bit of a field is numbered with zero in OpenLCB descriptions, but note that other technologies may use other conventions.<text:change-end text:change-id="ct94794261653184"/></text:p></text:note-body></text:note><text:change-end text:change-id="ct94794261213280"/> Fusce ornare mattis justo vitae imperdiet. <text:change-start text:change-id="ct94794262371856"/></text:p>
      <text:h text:style-name="Heading_20_2" text:outline-level="2"><text:soft-page-break/>Message Formats</text:h>
      <text:p text:style-name="Standard"><text:change-end text:change-id="ct94794262371856"/>Cum sociis natoque penatibus et magnis dis parturient montes, nascetur ridiculus mus. <text:change-start text:change-id="ct94794262371408"/></text:p>
      <text:h text:style-name="Heading_20_2" text:outline-level="2">States</text:h>
      <text:p text:style-name="Standard">Cum sociis natoque penatibus et magnis dis parturient montes, nascetur ridiculus mus. </text:p>
      <text:h text:style-name="Heading_20_2" text:outline-level="2">Interactions</text:h>
      <text:p text:style-name="Standard">Cum sociis natoque penatibus et magnis dis parturient montes, nascetur ridiculus mus. <text:change-end text:change-id="ct94794262371408"/></text:p>
      <text:h text:style-name="Heading_20_1" text:outline-level="1"><text:change text:change-id="ct94794263296032"/><text:change-start text:change-id="ct94794301605184"/><text:span text:style-name="T13">Alternatives considered</text:span><text:change-end text:change-id="ct94794301605184"/><text:change text:change-id="ct94794262365200"/></text:h>
      <text:p text:style-name="P21"><text:change-start text:change-id="ct94794258741536"/></text:p>
      <text:p text:style-name="Standard"><text:change-end text:change-id="ct94794258741536"/><text:change text:change-id="ct94794305963456"/></text:p>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879832242" text:style-name="L1">
        <text:list-item>
          <text:p text:style-name="P20">Lorem ipsum dolor sit amet, consectetur adipiscing elit. </text:p>
        </text:list-item>
        <text:list-item>
          <text:p text:style-name="P20">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text:soft-page-break/>Quisque sollicitudin tempor bibendum. Donec consectetur condimentum sollicitudin. Sed dignissim velit id felis lacinia at eleifend nisi laoreet. Vivamus tristique porta ornare. Vivamus feugiat dolor id lectus aliquet luctus. <text:change-start text:change-id="ct94794263114720"/></text:p>
      <text:p text:style-name="P10"><text:change-end text:change-id="ct947942631147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Title<text:tab/>1</text:p>
          <text:p text:style-name="P9">Section Title<text:tab/>2</text:p>
          <text:p text:style-name="P9">Section Title<text:tab/>2</text:p>
        </text:index-body>
      </text:table-of-content>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1" svg:font-family="Tahoma" style:font-family-generic="swiss" style:font-pitch="variable"/>
    <style:font-face style:name="Arial Unicode MS1" svg:font-family="'Arial Unicode MS'" style:font-family-generic="system" style:font-pitch="variable"/>
    <style:font-face style:name="Tahoma2"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month/>
      <number:text>/</number:text>
      <number:day/>
      <number:text>/</number:text>
      <number:year number:style="long"/>
    </number:date-style>
    <number:date-style style:name="N1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Footer">
      <style:paragraph-properties>
        <style:tab-stops>
          <style:tab-stop style:position="3in" style:type="center"/>
          <style:tab-stop style:position="6.5in" style:type="right"/>
        </style:tab-stops>
      </style:paragraph-properties>
    </style:style>
    <style:style style:name="MP7" style:family="paragraph" style:parent-style-name="Footer">
      <style:paragraph-properties>
        <style:tab-stops>
          <style:tab-stop style:position="2.8437in"/>
        </style:tab-stops>
      </style:paragraph-properties>
    </style:style>
    <style:style style:name="MP8" style:family="paragraph" style:parent-style-name="Header">
      <style:paragraph-properties style:snap-to-layout-grid="false"/>
    </style:style>
    <style:style style:name="MP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T5" style:family="text">
      <style:text-properties style:use-window-font-color="true" loext:opacity="0%" fo:language="en" fo:country="US" officeooo:rsid="000d1caa" style:font-name-asian="Times New Roman" style:font-name-complex="Times New Roman" style:language-complex="ar" style:country-complex="SA"/>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94794228160304" text:id="ct94794228160304">
            <text:deletion>
              <office:change-info>
                <dc:creator>Bob Jacobsen</dc:creator>
                <dc:date>2013-02-15T12:47:00</dc:date>
              </office:change-info>
              <text:p text:style-name="MP1">-CAN</text:p>
            </text:deletion>
          </text:changed-region>
        </text:tracked-changes>
        <text:p text:style-name="MP1"><draw:custom-shape text:anchor-type="char" draw:z-index="5"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94794228160304"/> Praesent Gravida Technical Note</text:p>
      </style:header>
      <style:footer>
        <text:tracked-changes>
          <text:changed-region xml:id="ct94794262448000" text:id="ct94794262448000">
            <text:deletion>
              <office:change-info>
                <dc:creator>Bob Jacobsen</dc:creator>
                <dc:date>2012-03-27T10:08:00</dc:date>
              </office:change-info>
              <text:p text:style-name="MP4"><text:span text:style-name="Page_20_Number"><text:span text:style-name="MT2">1</text:span></text:span></text:p>
            </text:deletion>
          </text:changed-region>
          <text:changed-region xml:id="ct94794262447760" text:id="ct94794262447760">
            <text:insertion>
              <office:change-info>
                <dc:creator>Bob Jacobsen</dc:creator>
                <dc:date>2013-01-27T11:48:00</dc:date>
              </office:change-info>
            </text:insertion>
          </text:changed-region>
          <text:changed-region xml:id="ct94794262447520" text:id="ct94794262447520">
            <text:insertion>
              <office:change-info>
                <dc:creator>Bob Jacobsen</dc:creator>
                <dc:date>2013-04-06T19:14:00</dc:date>
              </office:change-info>
            </text:insertion>
          </text:changed-region>
          <text:changed-region xml:id="ct94794244150736" text:id="ct94794244150736">
            <text:deletion>
              <office:change-info>
                <dc:creator>Bob Jacobsen</dc:creator>
                <dc:date>2013-02-06T22:28:00</dc:date>
              </office:change-info>
              <text:p text:style-name="MP4"><text:span text:style-name="Page_20_Number"><text:span text:style-name="MT2"><text:date style:data-style-name="N121" text:date-value="2021-01-17T00:11:10.683964644">1/17/2021</text:date></text:span></text:span></text:p>
            </text:deletion>
          </text:changed-region>
        </text:tracked-changes>
        <text:p text:style-name="MP4"><text:span text:style-name="Page_20_Number"><text:span text:style-name="MT2">Copyright 201</text:span></text:span><text:change text:change-id="ct94794262448000"/><text:change-start text:change-id="ct94794262447760"/><text:span text:style-name="Page_20_Number"><text:span text:style-name="MT2">3</text:span></text:span><text:change-end text:change-id="ct94794262447760"/><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text:s/>of </text:span></text:span><text:span text:style-name="Page_20_Number"><text:span text:style-name="MT2"><text:page-count style:num-format="1">6</text:page-count></text:span></text:span><text:span text:style-name="Page_20_Number"><text:span text:style-name="MT2"><text:s/>- </text:span></text:span><text:change-start text:change-id="ct94794262447520"/><text:span text:style-name="Page_20_Number"><text:span text:style-name="MT2"><text:date style:data-style-name="N75" text:date-value="2021-01-17T00:11:10.685119461">Jan 17, 2021</text:date></text:span></text:span><text:change-end text:change-id="ct94794262447520"/><text:change text:change-id="ct94794244150736"/></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50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8"><draw:frame draw:style-name="Mfr1" draw:name="graphics1" text:anchor-type="paragraph" svg:width="2.798in" svg:height="0.9909in" draw:z-index="6"><draw:image xlink:href="Pictures/10000000000001310000006C3744CEBE52B1A98B.png" xlink:type="simple" xlink:show="embed" xlink:actuate="onLoad" draw:mime-type="image/png"/></draw:frame></text:p>
            </table:table-cell>
            <table:table-cell table:style-name="Table1.B1" office:value-type="string">
              <text:p text:style-name="MP8"/>
            </table:table-cell>
            <table:table-cell table:style-name="Table1.C1" table:number-columns-spanned="2" office:value-type="string">
              <text:p text:style-name="MP9">OpenLCB Technical Note</text:p>
            </table:table-cell>
            <table:covered-table-cell/>
          </table:table-row>
          <table:table-row table:style-name="Table1.1">
            <table:covered-table-cell/>
            <table:table-cell table:style-name="Table1.A1" office:value-type="string">
              <text:p text:style-name="MP8"/>
            </table:table-cell>
            <table:table-cell table:style-name="Table1.C1" table:number-columns-spanned="2" office:value-type="string">
              <text:p text:style-name="MP9"><text:change-start text:change-id="ct94794300961024"/><text:span text:style-name="MT5">Train Search Protocol</text:span><text:change-end text:change-id="ct94794300961024"/><text:change text:change-id="ct94794300961264"/></text:p>
            </table:table-cell>
            <table:covered-table-cell/>
          </table:table-row>
          <table:table-row table:style-name="Table1.1">
            <table:covered-table-cell/>
            <table:table-cell table:style-name="Table1.B1" office:value-type="string">
              <text:p text:style-name="MP8"/>
            </table:table-cell>
            <table:table-cell table:style-name="Table1.C3" office:value-type="string">
              <text:p text:style-name="MP9"><text:date style:data-style-name="N75" text:date-value="2021-01-17T00:11:10.687567396">Jan 16, 2021</text:date></text:p>
            </table:table-cell>
            <table:table-cell table:style-name="Table1.C1" office:value-type="string">
              <text:p text:style-name="MP9">Preliminary</text:p>
            </table:table-cell>
          </table:table-row>
        </table:table>
        <text:p text:style-name="Header"/>
      </style:header>
      <style:footer>
        <text:tracked-changes>
          <text:changed-region xml:id="ct94794262453696" text:id="ct94794262453696">
            <text:deletion>
              <office:change-info>
                <dc:creator>Bob Jacobsen</dc:creator>
                <dc:date>2012-03-27T10:08:00</dc:date>
              </office:change-info>
              <text:p text:style-name="MP6"><text:span text:style-name="Page_20_Number"><text:span text:style-name="MT2">1</text:span></text:span></text:p>
            </text:deletion>
          </text:changed-region>
          <text:changed-region xml:id="ct94794262076784" text:id="ct94794262076784">
            <text:insertion>
              <office:change-info>
                <dc:creator>Bob Jacobsen</dc:creator>
                <dc:date>2013-01-27T11:48:00</dc:date>
              </office:change-info>
            </text:insertion>
          </text:changed-region>
          <text:changed-region xml:id="ct94794262097376" text:id="ct94794262097376">
            <text:insertion>
              <office:change-info>
                <dc:creator>Bob Jacobsen</dc:creator>
                <dc:date>2013-04-06T19:14:00</dc:date>
              </office:change-info>
            </text:insertion>
          </text:changed-region>
          <text:changed-region xml:id="ct94794263300528" text:id="ct94794263300528">
            <text:deletion>
              <office:change-info>
                <dc:creator>Bob Jacobsen</dc:creator>
                <dc:date>2013-02-06T22:27:00</dc:date>
              </office:change-info>
              <text:p text:style-name="MP6"><text:span text:style-name="Page_20_Number"><text:span text:style-name="MT4"><text:date style:data-style-name="N121" text:date-value="2021-01-17T00:11:10.688371430">1/17/2021</text:date></text:span></text:span></text:p>
            </text:deletion>
          </text:changed-region>
        </text:tracked-changes>
        <text:p text:style-name="MP6"><text:span text:style-name="Page_20_Number"><text:span text:style-name="MT2">Copyright 201</text:span></text:span><text:change text:change-id="ct94794262453696"/><text:change-start text:change-id="ct94794262076784"/><text:span text:style-name="Page_20_Number"><text:span text:style-name="MT2">3</text:span></text:span><text:change-end text:change-id="ct94794262076784"/><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6</text:page-count></text:span></text:span><text:span text:style-name="Page_20_Number"><text:span text:style-name="MT4"><text:s/>- </text:span></text:span><text:change-start text:change-id="ct94794262097376"/><text:span text:style-name="Page_20_Number"><text:span text:style-name="MT4"><text:date style:data-style-name="N75" text:date-value="2021-01-17T00:11:10.689533790">Jan 17, 2021</text:date></text:span></text:span><text:change-end text:change-id="ct94794262097376"/><text:change text:change-id="ct94794263300528"/></text:p>
        <text:p text:style-name="MP7"/>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74</meta:editing-cycles>
    <meta:editing-duration>PT12H22M38S</meta:editing-duration>
    <meta:generator>LibreOffice/7.0.4.2$Linux_X86_64 LibreOffice_project/00$Build-2</meta:generator>
    <dc:date>2021-01-17T00:11:10.579632282</dc:date>
    <dc:creator>Balazs Racz</dc:creator>
    <meta:document-statistic meta:table-count="1" meta:image-count="1" meta:object-count="0" meta:page-count="6" meta:paragraph-count="68" meta:word-count="1683" meta:character-count="10596" meta:non-whitespace-character-count="8962"/>
    <meta:user-defined meta:name="Info 1"/>
    <meta:user-defined meta:name="Info 2"/>
    <meta:user-defined meta:name="Info 3"/>
    <meta:user-defined meta:name="Info 4"/>
  </office:meta>
</office:document-meta>
</file>